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eb Faruki</text:p>
      <text:p text:style-name="P5">Dr. Xiaoxu Han</text:p>
      <text:p text:style-name="P5">CISC4080 Algorithms</text:p>
      <text:p text:style-name="P5">December 7, 2013</text:p>
      <text:p text:style-name="P1">Homework 3</text:p>
      <text:p text:style-name="P1"/>
      <text:p text:style-name="P4">Part A</text:p>
      <text:p text:style-name="P1"/>
      <text:p text:style-name="P2"><text:span text:style-name="T1">1.</text:span><draw:frame draw:style-name="fr1" draw:name="Object1" text:anchor-type="as-char" svg:y="-0.9264in" svg:width="3.2752in" svg:height="1.80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2"/>
      <text:p text:style-name="P2"><text:span text:style-name="T1">2.</text:span><draw:frame draw:style-name="fr1" draw:name="Object2" text:anchor-type="as-char" svg:y="-0.428in" svg:width="5.4193in" svg:height="0.807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list xml:id="list634546190" text:style-name="L1">
        <text:list-header>
          <text:p text:style-name="P3"><text:span text:style-name="T1"/></text:p>
          <text:p text:style-name="P7"><text:span text:style-name="T1">3. </text:span><text:span text:style-name="T1"><draw:frame draw:style-name="fr1" draw:name="Object3" text:anchor-type="as-char" svg:y="-1.0091in" svg:width="4.4992in" svg:height="1.975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2-08T17:04:09</meta:creation-date>
    <dc:date>2013-12-08T20:06:13</dc:date>
    <dc:creator>faruki </dc:creator>
    <meta:editing-duration>PT1H26M9S</meta:editing-duration>
    <meta:editing-cycles>5</meta:editing-cycles>
    <meta:generator>LibreOffice/3.5$Linux_x86 LibreOffice_project/350m1$Build-2</meta:generator>
    <meta:document-statistic meta:table-count="0" meta:image-count="0" meta:object-count="3" meta:page-count="1" meta:paragraph-count="9" meta:word-count="17" meta:character-count="87" meta:non-whitespace-character-count="75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If</mi>
            <mi/>
            <mrow>
              <mi>a</mi>
              <mo stretchy="false">∣</mo>
              <mi>b</mi>
            </mrow>
            <mi/>
            <mrow>
              <mi>a</mi>
              <mo stretchy="false">∣</mo>
              <mi>c</mi>
            </mrow>
            <mi>,</mi>
            <mi/>
            <mi mathvariant="italic">then</mi>
            <mi/>
            <mrow>
              <mi>a</mi>
              <mo stretchy="false">∣</mo>
              <mrow>
                <mrow>
                  <mi mathvariant="italic">mb</mi>
                  <mo stretchy="false">+</mo>
                  <mi mathvariant="italic">nc</mi>
                </mrow>
              </mrow>
            </mrow>
            <mi>,</mi>
            <mi mathvariant="italic">where</mi>
            <mi>m</mi>
            <mi>,</mi>
            <mi>n</mi>
            <mrow>
              <mi/>
              <mo stretchy="false">∈</mo>
              <mi/>
            </mrow>
            <mi>Z</mi>
          </mrow>
        </mtd>
      </mtr>
      <mtr>
        <mtd>
          <mrow/>
        </mtd>
      </mtr>
      <mtr>
        <mtd>
          <mrow>
            <mi mathvariant="italic">If</mi>
            <mrow>
              <mi>a</mi>
              <mo stretchy="false">∣</mo>
              <mi>b</mi>
            </mrow>
            <mi>,</mi>
            <mi/>
            <mi mathvariant="italic">then</mi>
            <mi/>
            <mrow>
              <mi>b</mi>
              <mo stretchy="false">=</mo>
              <mi mathvariant="italic">ka</mi>
            </mrow>
            <mi/>
            <mi mathvariant="italic">for</mi>
            <mi mathvariant="italic">some</mi>
            <mi/>
            <mrow>
              <mi>k</mi>
              <mo stretchy="false">∈</mo>
              <mi>Z</mi>
            </mrow>
            <mi>,</mi>
          </mrow>
        </mtd>
      </mtr>
      <mtr>
        <mtd>
          <mrow>
            <mi mathvariant="italic">If</mi>
            <mrow>
              <mi>a</mi>
              <mo stretchy="false">∣</mo>
              <mi>c</mi>
            </mrow>
            <mi>,</mi>
            <mi/>
            <mi mathvariant="italic">then</mi>
            <mi/>
            <mrow>
              <mi>c</mi>
              <mo stretchy="false">=</mo>
              <mi mathvariant="italic">la</mi>
            </mrow>
            <mi/>
            <mi mathvariant="italic">for</mi>
            <mi mathvariant="italic">some</mi>
            <mi/>
            <mrow>
              <mi>l</mi>
              <mo stretchy="false">∈</mo>
              <mi mathvariant="italic">Z.</mi>
            </mrow>
          </mrow>
        </mtd>
      </mtr>
      <mtr>
        <mtd>
          <mrow>
            <mrow>
              <mi mathvariant="italic">mb</mi>
              <mo stretchy="false">+</mo>
              <mi mathvariant="italic">nc</mi>
            </mrow>
            <mrow>
              <mi/>
              <mo stretchy="false">=</mo>
              <mi/>
            </mrow>
            <mi>m</mi>
            <mrow>
              <mrow>
                <mo stretchy="false">(</mo>
                <mrow>
                  <mi mathvariant="italic">ka</mi>
                </mrow>
                <mo stretchy="false">)</mo>
              </mrow>
              <mo stretchy="false">+</mo>
              <mi>n</mi>
            </mrow>
            <mrow>
              <mo stretchy="false">(</mo>
              <mrow>
                <mi mathvariant="italic">la</mi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row>
                  <mi>a</mi>
                  <mrow>
                    <mo stretchy="false">(</mo>
                    <mrow>
                      <mrow>
                        <mi mathvariant="italic">mk</mi>
                        <mo stretchy="false">+</mo>
                        <mi mathvariant="italic">nl</mi>
                      </mrow>
                    </mrow>
                    <mo stretchy="false">)</mo>
                  </mrow>
                </mrow>
              </mrow>
            </mstyle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i mathvariant="italic">mk</mi>
                    <mo stretchy="false">+</mo>
                    <mi mathvariant="italic">nl</mi>
                  </mrow>
                </mrow>
                <mo stretchy="false">)</mo>
              </mrow>
              <mo stretchy="false">∈</mo>
              <mi>Z</mi>
            </mrow>
          </mrow>
        </mtd>
      </mtr>
      <mtr>
        <mtd>
          <mrow>
            <mi mathvariant="italic">substitute</mi>
            <mi>k</mi>
            <mi>,</mi>
            <mi>l</mi>
            <mi/>
            <mi mathvariant="italic">with</mi>
            <mi/>
            <mi>b</mi>
            <mi>,</mi>
            <mi>c</mi>
          </mrow>
        </mtd>
      </mtr>
      <mtr>
        <mtd>
          <mrow>
            <mrow>
              <mi>a</mi>
              <mo stretchy="false">∣</mo>
              <mrow>
                <mrow>
                  <mi mathvariant="italic">mk</mi>
                  <mo stretchy="false">+</mo>
                  <mi mathvariant="italic">nl</mi>
                </mrow>
              </mrow>
            </mrow>
            <mi/>
            <mo stretchy="false">→</mo>
            <mi/>
            <mstyle mathvariant="bold">
              <mrow>
                <mrow>
                  <mrow>
                    <mi>a</mi>
                    <mo stretchy="false">∣</mo>
                    <mrow>
                      <mrow>
                        <mi mathvariant="italic">mb</mi>
                        <mo stretchy="false">+</mo>
                        <mi mathvariant="italic">nc</mi>
                      </mrow>
                    </mrow>
                  </mrow>
                </mrow>
              </mrow>
            </mstyle>
          </mrow>
        </mtd>
      </mtr>
    </mtable>
    <annotation encoding="StarMath 5.0">If~ a divides b ~  ~ a divides c,~ then~ a divides {mb+nc}, where m,n~ in ~Z newline newline

If a divides b, ~then~ b=ka ~for some~ k in Z, newline
If a divides c, ~then~ c=la ~for some~ l in Z. newline
mb+nc`=`m(ka)+n(la)`=` bold{a(mk+nl)} newline newline
(mk+nl) in Z newline
substitute k,l `with` b,c newline
a divides {mk+nl} `rightarrow` bold{a divides {mb+nc}}</annotation>
  </semantics>
</math>
</file>

<file path=Object 2/content.xml><?xml version="1.0" encoding="utf-8"?>
<math xmlns="http://www.w3.org/1998/Math/MathML">
  <semantics>
    <mtable>
      <mtr>
        <mtd>
          <mrow>
            <mi mathvariant="italic">If</mi>
            <mi/>
            <mrow>
              <mi>m</mi>
              <mo stretchy="false">∣</mo>
              <mrow>
                <mo stretchy="false">(</mo>
                <mrow>
                  <mrow>
                    <mi>a</mi>
                    <mo stretchy="false">−</mo>
                    <mi>b</mi>
                  </mrow>
                </mrow>
                <mo stretchy="false">)</mo>
              </mrow>
            </mrow>
            <mi>,</mi>
            <mi/>
            <mi mathvariant="italic">then</mi>
            <mi/>
            <mi>a</mi>
            <mi mathvariant="italic">mod</mi>
            <mrow>
              <mi>m</mi>
              <mo stretchy="false">=</mo>
              <mi>b</mi>
            </mrow>
            <mi mathvariant="italic">mod</mi>
            <mi>m</mi>
            <mi>,</mi>
            <mi/>
            <mi mathvariant="italic">where</mi>
            <mi/>
            <mrow>
              <mi>m</mi>
              <mo stretchy="false">∈</mo>
              <mrow>
                <mi>Z</mi>
                <mo stretchy="false">+</mo>
                <mrow/>
              </mrow>
            </mrow>
            <mrow>
              <mrow>
                <mi>a</mi>
                <mo stretchy="false">−</mo>
                <mi>b</mi>
              </mrow>
              <mo stretchy="false">=</mo>
              <mi mathvariant="italic">km</mi>
            </mrow>
            <mo stretchy="false">→</mo>
            <mstyle mathvariant="bold">
              <mrow>
                <mrow>
                  <mrow>
                    <mi>a</mi>
                    <mo stretchy="false">=</mo>
                    <mrow>
                      <mi mathvariant="italic">km</mi>
                      <mo stretchy="false">+</mo>
                      <mi>b</mi>
                    </mrow>
                  </mrow>
                </mrow>
              </mrow>
            </mstyle>
          </mrow>
        </mtd>
      </mtr>
      <mtr>
        <mtd>
          <mrow/>
        </mtd>
      </mtr>
      <mtr>
        <mtd>
          <mrow>
            <mi>a</mi>
            <mi mathvariant="italic">mod</mi>
            <mi>m</mi>
            <mrow>
              <mi/>
              <mo stretchy="false">=</mo>
              <mi/>
            </mrow>
            <mrow>
              <mo stretchy="false">(</mo>
              <mrow>
                <mrow>
                  <mi mathvariant="italic">km</mi>
                  <mo stretchy="false">+</mo>
                  <mi>b</mi>
                </mrow>
              </mrow>
              <mo stretchy="false">)</mo>
            </mrow>
            <mi mathvariant="italic">mod</mi>
            <mi>m</mi>
            <mrow>
              <mi/>
              <mo stretchy="false">=</mo>
              <mi/>
            </mrow>
            <mrow>
              <mo stretchy="false">(</mo>
              <mrow>
                <mi mathvariant="italic">km</mi>
              </mrow>
              <mo stretchy="false">)</mo>
            </mrow>
            <mi mathvariant="italic">mod</mi>
            <mrow>
              <mi>m</mi>
              <mo stretchy="false">+</mo>
              <mrow>
                <mo stretchy="false">(</mo>
                <mrow>
                  <mi>b</mi>
                </mrow>
                <mo stretchy="false">)</mo>
              </mrow>
            </mrow>
            <mi mathvariant="italic">mod</mi>
            <mi>m</mi>
          </mrow>
        </mtd>
      </mtr>
      <mtr>
        <mtd>
          <mrow>
            <mrow>
              <mo stretchy="false">(</mo>
              <mrow>
                <mi mathvariant="italic">km</mi>
              </mrow>
              <mo stretchy="false">)</mo>
            </mrow>
            <mi mathvariant="italic">mod</mi>
            <mrow>
              <mi>m</mi>
              <mo stretchy="false">=</mo>
              <mn>0,</mn>
            </mrow>
            <mi/>
            <mi mathvariant="italic">therefore</mi>
            <mi/>
            <mstyle mathvariant="bold">
              <mrow>
                <mrow>
                  <mi>a</mi>
                  <mi mathvariant="italic">mod</mi>
                  <mrow>
                    <mi>m</mi>
                    <mo stretchy="false">=</mo>
                    <mi>b</mi>
                  </mrow>
                  <mi mathvariant="italic">mod</mi>
                  <mi>m</mi>
                </mrow>
              </mrow>
            </mstyle>
          </mrow>
        </mtd>
      </mtr>
    </mtable>
    <annotation encoding="StarMath 5.0">If~ m divides (a-b), ~then~ a mod m = b mod m, ~where~ m in Z+ newline
a-b = km rightarrow bold {a = km+b} newline newline
a mod m ~=~ (km+b) mod m ~=~ (km)mod m+ (b)mod m newline
(km) mod m = 0, ~therefore~ bold {a mod m = b mod m}</annotation>
  </semantics>
</math>
</file>

<file path=Object 3/content.xml><?xml version="1.0" encoding="utf-8"?>
<math xmlns="http://www.w3.org/1998/Math/MathML">
  <semantics>
    <mtable>
      <mtr>
        <mtd>
          <mrow>
            <mi mathvariant="italic">If</mi>
            <mi/>
            <mi>a</mi>
            <mi mathvariant="italic">mod</mi>
            <mrow>
              <mi>m</mi>
              <mo stretchy="false">=</mo>
              <mi>b</mi>
            </mrow>
            <mi mathvariant="italic">mod</mi>
            <mi>m</mi>
            <mi/>
            <mi mathvariant="italic">for</mi>
            <mi/>
            <mrow>
              <mi>m</mi>
              <mo stretchy="false">∈</mo>
              <mrow>
                <mi>Z</mi>
                <mo stretchy="false">+</mo>
                <mi>,</mi>
              </mrow>
            </mrow>
            <mi/>
            <mi mathvariant="italic">then</mi>
            <mi mathvariant="normal">:</mi>
          </mrow>
        </mtd>
      </mtr>
      <mtr>
        <mtd>
          <mrow>
            <mrow>
              <mi>a</mi>
              <mo stretchy="false">=</mo>
              <mrow>
                <mi mathvariant="italic">km</mi>
                <mo stretchy="false">+</mo>
                <mi>r</mi>
              </mrow>
            </mrow>
            <mi/>
            <mrow>
              <mi>k</mi>
              <mo stretchy="false">∈</mo>
              <mi>Z</mi>
            </mrow>
            <mi>,</mi>
            <mi/>
            <mrow>
              <mrow>
                <mn>0</mn>
                <mo stretchy="false">≤</mo>
                <mi>r</mi>
              </mrow>
              <mo stretchy="false">&lt;</mo>
              <mi>m</mi>
            </mrow>
            <mi>,</mi>
          </mrow>
        </mtd>
      </mtr>
      <mtr>
        <mtd>
          <mrow>
            <mrow>
              <mi>b</mi>
              <mo stretchy="false">=</mo>
              <mrow>
                <mi mathvariant="italic">lm</mi>
                <mo stretchy="false">+</mo>
                <mi>r</mi>
              </mrow>
            </mrow>
            <mi/>
            <mrow>
              <mi>l</mi>
              <mo stretchy="false">∈</mo>
              <mi>Z</mi>
            </mrow>
            <mi>,</mi>
            <mi/>
            <mrow>
              <mrow>
                <mn>0</mn>
                <mo stretchy="false">≤</mo>
                <mi>r</mi>
              </mrow>
              <mo stretchy="false">&lt;</mo>
              <mi>m</mi>
            </mrow>
            <mi>,</mi>
          </mrow>
        </mtd>
      </mtr>
      <mtr>
        <mtd>
          <mrow/>
        </mtd>
      </mtr>
      <mtr>
        <mtd>
          <mrow>
            <mrow>
              <mi>a</mi>
              <mo stretchy="false">−</mo>
              <mi>b</mi>
            </mrow>
            <mrow>
              <mi/>
              <mo stretchy="false">=</mo>
              <mi/>
            </mrow>
            <mrow>
              <mrow>
                <mo stretchy="false">(</mo>
                <mrow>
                  <mrow>
                    <mi mathvariant="italic">km</mi>
                    <mo stretchy="false">+</mo>
                    <mi>r</mi>
                  </mrow>
                </mrow>
                <mo stretchy="false">)</mo>
              </mrow>
              <mo stretchy="false">−</mo>
              <mrow>
                <mo stretchy="false">(</mo>
                <mrow>
                  <mrow>
                    <mi mathvariant="italic">lm</mi>
                    <mo stretchy="false">+</mo>
                    <mi>r</mi>
                  </mrow>
                </mrow>
                <mo stretchy="false">)</mo>
              </mrow>
            </mrow>
          </mrow>
        </mtd>
      </mtr>
      <mtr>
        <mtd>
          <mrow>
            <mrow>
              <mi/>
              <mo stretchy="false">=</mo>
              <mi/>
            </mrow>
            <mrow>
              <mi mathvariant="italic">km</mi>
              <mo stretchy="false">+</mo>
              <mi>r</mi>
            </mrow>
            <mrow>
              <mi/>
              <mo stretchy="false">−</mo>
              <mi/>
            </mrow>
            <mrow>
              <mi mathvariant="italic">lm</mi>
              <mo stretchy="false">−</mo>
              <mi>r</mi>
            </mrow>
          </mrow>
        </mtd>
      </mtr>
      <mtr>
        <mtd>
          <mrow>
            <mrow>
              <mi/>
              <mo stretchy="false">=</mo>
              <mi/>
            </mrow>
            <mrow>
              <mi mathvariant="italic">km</mi>
              <mo stretchy="false">−</mo>
              <mi mathvariant="italic">lm</mi>
            </mrow>
          </mrow>
        </mtd>
      </mtr>
      <mtr>
        <mtd>
          <mrow>
            <mrow>
              <mi/>
              <mo stretchy="false">=</mo>
              <mi/>
            </mrow>
            <mi>m</mi>
            <mrow>
              <mo stretchy="false">(</mo>
              <mrow>
                <mrow>
                  <mi>k</mi>
                  <mo stretchy="false">−</mo>
                  <mi>l</mi>
                </mrow>
              </mrow>
              <mo stretchy="false">)</mo>
            </mrow>
            <mi>,</mi>
            <mi/>
            <mi mathvariant="italic">where</mi>
            <mi/>
            <mrow>
              <mrow>
                <mo stretchy="false">(</mo>
                <mrow>
                  <mrow>
                    <mi>k</mi>
                    <mo stretchy="false">−</mo>
                    <mi>l</mi>
                  </mrow>
                </mrow>
                <mo stretchy="false">)</mo>
              </mrow>
              <mo stretchy="false">∈</mo>
              <mi>Z</mi>
            </mrow>
          </mrow>
        </mtd>
      </mtr>
      <mtr>
        <mtd>
          <mrow/>
        </mtd>
      </mtr>
      <mtr>
        <mtd>
          <mrow>
            <mi mathvariant="italic">Therefore</mi>
            <mi>,</mi>
            <mi/>
            <mi mathvariant="italic">if</mi>
            <mi>a</mi>
            <mi mathvariant="italic">mod</mi>
            <mi>m</mi>
            <mrow>
              <mi/>
              <mo stretchy="false">=</mo>
              <mi/>
            </mrow>
            <mi>b</mi>
            <mi mathvariant="italic">mod</mi>
            <mi>m</mi>
            <mi/>
            <mi mathvariant="italic">for</mi>
            <mi/>
            <mrow>
              <mi>m</mi>
              <mo stretchy="false">∈</mo>
              <mrow>
                <mi>Z</mi>
                <mo stretchy="false">+</mo>
                <mi>,</mi>
              </mrow>
            </mrow>
            <mi/>
            <mi mathvariant="italic">then</mi>
            <mi/>
            <mstyle mathvariant="bold">
              <mrow>
                <mrow>
                  <mrow>
                    <mi>m</mi>
                    <mo stretchy="false">∈</mo>
                    <mrow>
                      <mo stretchy="false">(</mo>
                      <mrow>
                        <mrow>
                          <mi>a</mi>
                          <mo stretchy="false">−</mo>
                          <mi>b</mi>
                        </mrow>
                      </mrow>
                      <mo stretchy="false">)</mo>
                    </mrow>
                  </mrow>
                </mrow>
              </mrow>
            </mstyle>
          </mrow>
        </mtd>
      </mtr>
    </mtable>
    <annotation encoding="StarMath 5.0">If~ a mod m = b mod m ~for~ m in Z+, ~then: newline
a=km+r ~~k in Z, ~ 0&lt;=r&lt;m, newline
b=lm+r ~~l in Z, ~ 0&lt;=r&lt;m, newline newline

a-b ~=~ (km+r)-(lm+r) newline
~=~ km+r`-`lm-r newline
~=~ km-lm newline
~=~ m(k-l), ~where~ (k-l) in Z newline newline
Therefore,~ if a mod m `=` b mod m ~for~ m in Z+, ~then~ bold{m in (a-b)}</annotation>
  </semantics>
</math>
</file>